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5888" calcext:value-type="float">
            <text:p>106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0232" calcext:value-type="float">
            <text:p>106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2176" calcext:value-type="float">
            <text:p>105.8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9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2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